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a52fe" officeooo:paragraph-rsid="000a52fe"/>
    </style:style>
    <style:style style:name="P2" style:family="paragraph" style:parent-style-name="Standard">
      <style:text-properties officeooo:rsid="000aca23" officeooo:paragraph-rsid="000aca23"/>
    </style:style>
    <style:style style:name="P3" style:family="paragraph" style:parent-style-name="Standard">
      <style:text-properties officeooo:rsid="000b618e" officeooo:paragraph-rsid="000b618e"/>
    </style:style>
    <style:style style:name="P4" style:family="paragraph" style:parent-style-name="Standard">
      <style:text-properties officeooo:rsid="000b618e" officeooo:paragraph-rsid="001b95db"/>
    </style:style>
    <style:style style:name="P5" style:family="paragraph" style:parent-style-name="Standard">
      <style:text-properties officeooo:rsid="000c3a52" officeooo:paragraph-rsid="000c3a52"/>
    </style:style>
    <style:style style:name="P6" style:family="paragraph" style:parent-style-name="Standard">
      <style:text-properties officeooo:rsid="000d9618" officeooo:paragraph-rsid="000d9618"/>
    </style:style>
    <style:style style:name="P7" style:family="paragraph" style:parent-style-name="Standard">
      <style:text-properties officeooo:rsid="000d9618" officeooo:paragraph-rsid="001b95db"/>
    </style:style>
    <style:style style:name="P8" style:family="paragraph" style:parent-style-name="Standard">
      <style:text-properties officeooo:rsid="000f536f" officeooo:paragraph-rsid="000f536f"/>
    </style:style>
    <style:style style:name="P9" style:family="paragraph" style:parent-style-name="Standard">
      <style:text-properties officeooo:paragraph-rsid="000b618e"/>
    </style:style>
    <style:style style:name="P10" style:family="paragraph" style:parent-style-name="Standard">
      <style:text-properties fo:font-weight="bold" officeooo:rsid="001b95db" officeooo:paragraph-rsid="001b95db" style:font-weight-asian="bold" style:font-weight-complex="bold"/>
    </style:style>
    <style:style style:name="P11" style:family="paragraph" style:parent-style-name="Standard">
      <style:text-properties fo:font-weight="bold" officeooo:rsid="001b95db" officeooo:paragraph-rsid="000c3a52" style:font-weight-asian="bold" style:font-weight-complex="bold"/>
    </style:style>
    <style:style style:name="P12" style:family="paragraph" style:parent-style-name="Standard">
      <style:text-properties fo:font-weight="bold" officeooo:rsid="000f536f" officeooo:paragraph-rsid="000f536f" style:font-weight-asian="bold" style:font-weight-complex="bold"/>
    </style:style>
    <style:style style:name="P13" style:family="paragraph" style:parent-style-name="Standard">
      <style:text-properties fo:font-weight="bold" officeooo:rsid="000b618e" officeooo:paragraph-rsid="001b95db" style:font-weight-asian="bold" style:font-weight-complex="bold"/>
    </style:style>
    <style:style style:name="P14" style:family="paragraph" style:parent-style-name="Standard">
      <style:text-properties fo:font-weight="bold" officeooo:rsid="000b618e" officeooo:paragraph-rsid="000b618e" style:font-weight-asian="bold" style:font-weight-complex="bold"/>
    </style:style>
    <style:style style:name="P15" style:family="paragraph" style:parent-style-name="Standard">
      <style:text-properties fo:font-weight="bold" officeooo:rsid="000a52fe" officeooo:paragraph-rsid="000a52fe" style:font-weight-asian="bold" style:font-weight-complex="bold"/>
    </style:style>
    <style:style style:name="P16" style:family="paragraph" style:parent-style-name="Standard">
      <style:text-properties fo:font-weight="bold" officeooo:rsid="000d9618" officeooo:paragraph-rsid="000d9618" style:font-weight-asian="bold" style:font-weight-complex="bold"/>
    </style:style>
    <style:style style:name="P17" style:family="paragraph" style:parent-style-name="Standard">
      <style:text-properties fo:font-weight="bold" officeooo:rsid="000c3a52" officeooo:paragraph-rsid="000c3a52" style:font-weight-asian="bold" style:font-weight-complex="bold"/>
    </style:style>
    <style:style style:name="P18" style:family="paragraph" style:parent-style-name="Standard">
      <style:text-properties fo:font-weight="bold" officeooo:rsid="002f538a" officeooo:paragraph-rsid="002f538a" style:font-weight-asian="bold" style:font-weight-complex="bold"/>
    </style:style>
    <style:style style:name="P19" style:family="paragraph" style:parent-style-name="Standard">
      <style:text-properties fo:font-weight="bold" officeooo:rsid="004ec44b" officeooo:paragraph-rsid="004ec44b" style:font-weight-asian="bold" style:font-weight-complex="bold"/>
    </style:style>
    <style:style style:name="P20" style:family="paragraph" style:parent-style-name="Standard">
      <style:text-properties fo:font-weight="bold" officeooo:rsid="00520c06" officeooo:paragraph-rsid="00520c06" style:font-weight-asian="bold" style:font-weight-complex="bold"/>
    </style:style>
    <style:style style:name="P21" style:family="paragraph" style:parent-style-name="Standard">
      <style:text-properties officeooo:rsid="0029bbe4" officeooo:paragraph-rsid="0029bbe4"/>
    </style:style>
    <style:style style:name="P22" style:family="paragraph" style:parent-style-name="Standard">
      <style:text-properties officeooo:rsid="0029bbe4" officeooo:paragraph-rsid="00537763"/>
    </style:style>
    <style:style style:name="P23" style:family="paragraph" style:parent-style-name="Standard">
      <style:text-properties fo:font-weight="normal" officeooo:rsid="002f538a" officeooo:paragraph-rsid="002f538a" style:font-weight-asian="normal" style:font-weight-complex="normal"/>
    </style:style>
    <style:style style:name="P24" style:family="paragraph" style:parent-style-name="Standard">
      <style:text-properties fo:font-weight="normal" officeooo:rsid="003163bb" officeooo:paragraph-rsid="003163bb" style:font-weight-asian="normal" style:font-weight-complex="normal"/>
    </style:style>
    <style:style style:name="P25" style:family="paragraph" style:parent-style-name="Standard">
      <style:text-properties fo:font-weight="normal" officeooo:rsid="00366e74" officeooo:paragraph-rsid="00366e74" style:font-weight-asian="normal" style:font-weight-complex="normal"/>
    </style:style>
    <style:style style:name="P26" style:family="paragraph" style:parent-style-name="Standard">
      <style:text-properties fo:font-weight="normal" officeooo:rsid="003bceb2" officeooo:paragraph-rsid="003bceb2" style:font-weight-asian="normal" style:font-weight-complex="normal"/>
    </style:style>
    <style:style style:name="P27" style:family="paragraph" style:parent-style-name="Standard">
      <style:text-properties fo:font-weight="normal" officeooo:rsid="003d9559" officeooo:paragraph-rsid="00425ece" style:font-weight-asian="normal" style:font-weight-complex="normal"/>
    </style:style>
    <style:style style:name="P28" style:family="paragraph" style:parent-style-name="Standard">
      <style:text-properties fo:font-weight="normal" officeooo:rsid="00425ece" officeooo:paragraph-rsid="00433334" style:font-weight-asian="normal" style:font-weight-complex="normal"/>
    </style:style>
    <style:style style:name="P29" style:family="paragraph" style:parent-style-name="Standard">
      <style:text-properties fo:font-weight="normal" officeooo:rsid="004ec44b" officeooo:paragraph-rsid="004ec44b" style:font-weight-asian="normal" style:font-weight-complex="normal"/>
    </style:style>
    <style:style style:name="P30" style:family="paragraph" style:parent-style-name="Standard">
      <style:text-properties fo:font-weight="normal" officeooo:rsid="004c37f4" officeooo:paragraph-rsid="004c37f4" style:font-weight-asian="normal" style:font-weight-complex="normal"/>
    </style:style>
    <style:style style:name="P31" style:family="paragraph" style:parent-style-name="Standard">
      <style:text-properties fo:font-weight="normal" officeooo:rsid="00542dfd" officeooo:paragraph-rsid="00542dfd" style:font-weight-asian="normal" style:font-weight-complex="normal"/>
    </style:style>
    <style:style style:name="P32" style:family="paragraph" style:parent-style-name="Standard">
      <style:text-properties officeooo:paragraph-rsid="003fe00a"/>
    </style:style>
    <style:style style:name="P33" style:family="paragraph" style:parent-style-name="Standard">
      <style:text-properties officeooo:rsid="00425ece" officeooo:paragraph-rsid="00425ece"/>
    </style:style>
    <style:style style:name="P34" style:family="paragraph" style:parent-style-name="Standard">
      <style:text-properties officeooo:paragraph-rsid="003bceb2"/>
    </style:style>
    <style:style style:name="P35" style:family="paragraph" style:parent-style-name="Standard">
      <style:text-properties officeooo:paragraph-rsid="00425ece"/>
    </style:style>
    <style:style style:name="P36" style:family="paragraph" style:parent-style-name="Standard">
      <style:text-properties officeooo:paragraph-rsid="002be542"/>
    </style:style>
    <style:style style:name="P37" style:family="paragraph" style:parent-style-name="Standard">
      <style:text-properties officeooo:paragraph-rsid="003163bb"/>
    </style:style>
    <style:style style:name="P38" style:family="paragraph" style:parent-style-name="Standard">
      <style:text-properties officeooo:paragraph-rsid="002fb7bc"/>
    </style:style>
    <style:style style:name="P39" style:family="paragraph" style:parent-style-name="Standard">
      <style:text-properties officeooo:rsid="004f2ffe" officeooo:paragraph-rsid="004f2ffe"/>
    </style:style>
    <style:style style:name="P40" style:family="paragraph" style:parent-style-name="Standard">
      <style:text-properties officeooo:paragraph-rsid="0032fb23"/>
    </style:style>
    <style:style style:name="P41" style:family="paragraph" style:parent-style-name="Standard">
      <style:text-properties officeooo:rsid="00520c06" officeooo:paragraph-rsid="00520c06"/>
    </style:style>
    <style:style style:name="P42" style:family="paragraph" style:parent-style-name="Standard">
      <style:text-properties officeooo:paragraph-rsid="000aca23"/>
    </style:style>
    <style:style style:name="P43" style:family="paragraph" style:parent-style-name="Standard">
      <style:text-properties officeooo:rsid="00537763" officeooo:paragraph-rsid="00537763"/>
    </style:style>
    <style:style style:name="P44" style:family="paragraph" style:parent-style-name="Text_20_body">
      <style:text-properties officeooo:rsid="000a52fe" officeooo:paragraph-rsid="000a52fe"/>
    </style:style>
    <style:style style:name="P45" style:family="paragraph" style:parent-style-name="Text_20_body">
      <style:text-properties officeooo:rsid="000c3a52" officeooo:paragraph-rsid="000c3a52"/>
    </style:style>
    <style:style style:name="P46" style:family="paragraph" style:parent-style-name="Text_20_body">
      <style:text-properties officeooo:rsid="000f536f" officeooo:paragraph-rsid="000f536f"/>
    </style:style>
    <style:style style:name="P47" style:family="paragraph" style:parent-style-name="Text_20_body">
      <style:text-properties officeooo:paragraph-rsid="000b618e"/>
    </style:style>
    <style:style style:name="P48" style:family="paragraph" style:parent-style-name="Text_20_body">
      <style:text-properties officeooo:paragraph-rsid="001b95db"/>
    </style:style>
    <style:style style:name="P49" style:family="paragraph" style:parent-style-name="Text_20_body">
      <style:text-properties fo:font-weight="normal" officeooo:rsid="004ec44b" officeooo:paragraph-rsid="004ec44b" style:font-weight-asian="normal" style:font-weight-complex="normal"/>
    </style:style>
    <style:style style:name="P50" style:family="paragraph" style:parent-style-name="Text_20_body">
      <style:text-properties officeooo:paragraph-rsid="000d9618"/>
    </style:style>
    <style:style style:name="P51" style:family="paragraph" style:parent-style-name="Text_20_body">
      <style:text-properties officeooo:paragraph-rsid="000a52fe"/>
    </style:style>
    <style:style style:name="P52" style:family="paragraph" style:parent-style-name="Text_20_body">
      <style:text-properties officeooo:paragraph-rsid="000aca23"/>
    </style:style>
    <style:style style:name="P53" style:family="paragraph" style:parent-style-name="Text_20_body">
      <style:text-properties officeooo:rsid="00520c06" officeooo:paragraph-rsid="00520c06"/>
    </style:style>
    <style:style style:name="P54" style:family="paragraph" style:parent-style-name="Text_20_body">
      <style:text-properties officeooo:paragraph-rsid="00520c06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adaef" officeooo:paragraph-rsid="002e61b1" style:font-weight-asian="bold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37763" officeooo:paragraph-rsid="00537763" style:font-weight-asian="bold" style:font-weight-complex="bold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20c06" officeooo:paragraph-rsid="00520c06" style:font-weight-asian="bold" style:font-weight-complex="bold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daef" officeooo:paragraph-rsid="002e61b1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e61b1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1b95db" officeooo:paragraph-rsid="002e61b1" style:font-weight-asian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20c06" officeooo:paragraph-rsid="00520c06"/>
    </style:style>
    <style:style style:name="P6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37763" officeooo:paragraph-rsid="00537763"/>
    </style:style>
    <style:style style:name="P6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be542" officeooo:paragraph-rsid="003fe00a"/>
    </style:style>
    <style:style style:name="P6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9bbe4" officeooo:paragraph-rsid="00537763"/>
    </style:style>
    <style:style style:name="P66" style:family="paragraph" style:parent-style-name="Standard">
      <style:text-properties fo:font-weight="normal" officeooo:rsid="005554d3" officeooo:paragraph-rsid="005554d3" style:font-weight-asian="normal" style:font-weight-complex="normal"/>
    </style:style>
    <style:style style:name="P67" style:family="paragraph" style:parent-style-name="Standard">
      <style:text-properties fo:font-weight="normal" officeooo:rsid="001b95db" officeooo:paragraph-rsid="001b95db" style:font-weight-asian="normal" style:font-weight-complex="normal"/>
    </style:style>
    <style:style style:name="T1" style:family="text">
      <style:text-properties officeooo:rsid="000b61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18e" style:font-weight-asian="bold" style:font-weight-complex="bold"/>
    </style:style>
    <style:style style:name="T4" style:family="text">
      <style:text-properties fo:font-weight="bold" officeooo:rsid="003bceb2" style:font-weight-asian="bold" style:font-weight-complex="bold"/>
    </style:style>
    <style:style style:name="T5" style:family="text">
      <style:text-properties fo:font-weight="bold" officeooo:rsid="000aca23" style:font-weight-asian="bold" style:font-weight-complex="bold"/>
    </style:style>
    <style:style style:name="T6" style:family="text">
      <style:text-properties officeooo:rsid="002a943c"/>
    </style:style>
    <style:style style:name="T7" style:family="text">
      <style:text-properties officeooo:rsid="0038376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b7bc" style:font-weight-asian="normal" style:font-weight-complex="normal"/>
    </style:style>
    <style:style style:name="T10" style:family="text">
      <style:text-properties fo:font-weight="normal" officeooo:rsid="0035ce04" style:font-weight-asian="normal" style:font-weight-complex="normal"/>
    </style:style>
    <style:style style:name="T11" style:family="text">
      <style:text-properties fo:font-weight="normal" officeooo:rsid="003bceb2" style:font-weight-asian="normal" style:font-weight-complex="normal"/>
    </style:style>
    <style:style style:name="T12" style:family="text">
      <style:text-properties fo:font-weight="normal" officeooo:rsid="00312ec6" style:font-weight-asian="normal" style:font-weight-complex="normal"/>
    </style:style>
    <style:style style:name="T13" style:family="text">
      <style:text-properties fo:font-weight="normal" officeooo:rsid="0033c613" style:font-weight-asian="normal" style:font-weight-complex="normal"/>
    </style:style>
    <style:style style:name="T14" style:family="text">
      <style:text-properties fo:font-weight="normal" officeooo:rsid="003fe00a" style:font-weight-asian="normal" style:font-weight-complex="normal"/>
    </style:style>
    <style:style style:name="T15" style:family="text">
      <style:text-properties fo:font-weight="normal" officeooo:rsid="003f585d" style:font-weight-asian="normal" style:font-weight-complex="normal"/>
    </style:style>
    <style:style style:name="T16" style:family="text">
      <style:text-properties fo:font-weight="normal" officeooo:rsid="0040b98e" style:font-weight-asian="normal" style:font-weight-complex="normal"/>
    </style:style>
    <style:style style:name="T17" style:family="text">
      <style:text-properties fo:font-weight="normal" officeooo:rsid="00425ece" style:font-weight-asian="normal" style:font-weight-complex="normal"/>
    </style:style>
    <style:style style:name="T18" style:family="text">
      <style:text-properties fo:font-weight="normal" officeooo:rsid="003163bb" style:font-weight-asian="normal" style:font-weight-complex="normal"/>
    </style:style>
    <style:style style:name="T19" style:family="text">
      <style:text-properties fo:font-weight="normal" officeooo:rsid="0039e84e" style:font-weight-asian="normal" style:font-weight-complex="normal"/>
    </style:style>
    <style:style style:name="T20" style:family="text">
      <style:text-properties fo:font-weight="normal" officeooo:rsid="00419e67" style:font-weight-asian="normal" style:font-weight-complex="normal"/>
    </style:style>
    <style:style style:name="T21" style:family="text">
      <style:text-properties fo:font-weight="normal" officeooo:rsid="003d9559" style:font-weight-asian="normal" style:font-weight-complex="normal"/>
    </style:style>
    <style:style style:name="T22" style:family="text">
      <style:text-properties fo:font-weight="normal" officeooo:rsid="004730cc" style:font-weight-asian="normal" style:font-weight-complex="normal"/>
    </style:style>
    <style:style style:name="T23" style:family="text">
      <style:text-properties fo:font-weight="normal" officeooo:rsid="0049c5c7" style:font-weight-asian="normal" style:font-weight-complex="normal"/>
    </style:style>
    <style:style style:name="T24" style:family="text">
      <style:text-properties fo:font-weight="normal" officeooo:rsid="004a830a" style:font-weight-asian="normal" style:font-weight-complex="normal"/>
    </style:style>
    <style:style style:name="T25" style:family="text">
      <style:text-properties fo:font-weight="normal" officeooo:rsid="004c37f4" style:font-weight-asian="normal" style:font-weight-complex="normal"/>
    </style:style>
    <style:style style:name="T26" style:family="text">
      <style:text-properties fo:font-weight="normal" officeooo:rsid="004ec44b" style:font-weight-asian="normal" style:font-weight-complex="normal"/>
    </style:style>
    <style:style style:name="T27" style:family="text">
      <style:text-properties fo:font-weight="normal" officeooo:rsid="0032fb23" style:font-weight-asian="normal" style:font-weight-complex="normal"/>
    </style:style>
    <style:style style:name="T28" style:family="text">
      <style:text-properties fo:font-weight="normal" officeooo:rsid="0050f4b2" style:font-weight-asian="normal" style:font-weight-complex="normal"/>
    </style:style>
    <style:style style:name="T29" style:family="text">
      <style:text-properties fo:font-weight="normal" officeooo:rsid="00542dfd" style:font-weight-asian="normal" style:font-weight-complex="normal"/>
    </style:style>
    <style:style style:name="T30" style:family="text">
      <style:text-properties officeooo:rsid="00366e74"/>
    </style:style>
    <style:style style:name="T31" style:family="text">
      <style:text-properties officeooo:rsid="003f585d"/>
    </style:style>
    <style:style style:name="T32" style:family="text">
      <style:text-properties officeooo:rsid="00425ece"/>
    </style:style>
    <style:style style:name="T33" style:family="text">
      <style:text-properties officeooo:rsid="004cd131"/>
    </style:style>
    <style:style style:name="T34" style:family="text">
      <style:text-properties officeooo:rsid="004ec44b"/>
    </style:style>
    <style:style style:name="T35" style:family="text">
      <style:text-properties officeooo:rsid="004f2ffe"/>
    </style:style>
    <style:style style:name="T36" style:family="text">
      <style:text-properties officeooo:rsid="000aca23"/>
    </style:style>
    <style:style style:name="T37" style:family="text">
      <style:text-properties officeooo:rsid="00555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ngelog:</text:p>
      <text:p text:style-name="P23"/>
      <text:p text:style-name="P23">2021/04/20:</text:p>
      <text:p text:style-name="P23"><text:tab/>-Moved price from parts/systems to product</text:p>
      <text:p text:style-name="P23"><text:tab/>-Added cart table</text:p>
      <text:p text:style-name="P23"/>
      <text:p text:style-name="P24">2021/04/24:</text:p>
      <text:p text:style-name="P24"><text:tab/>-Added shippers column to Transaction</text:p>
      <text:p text:style-name="P23"/>
      <text:p text:style-name="P26">2021/04/27:</text:p>
      <text:p text:style-name="P34"><text:span text:style-name="T11"><text:tab/></text:span><text:span text:style-name="T9">-</text:span><text:span text:style-name="T17">Renamed the </text:span><text:span text:style-name="T9">transaction</text:span><text:span text:style-name="T17"> table</text:span><text:span text:style-name="T10"> to </text:span><text:span text:style-name="T11">user_orders</text:span></text:p>
      <text:p text:style-name="P33"><text:span text:style-name="T11"><text:tab/></text:span><text:span text:style-name="T15">-</text:span><text:span text:style-name="T13">Rename</text:span><text:span text:style-name="T8">d</text:span><text:span text:style-name="T13"> status to order_status in transaction</text:span><text:span text:style-name="T21"><text:tab/></text:span></text:p>
      <text:p text:style-name="P27"><text:span text:style-name="T32"><text:tab/>-Move</text:span>d<text:span text:style-name="T30"> architecture, weight, purpose, and dimensions</text:span> from component tables<text:span text:style-name="T7"> to product</text:span></text:p>
      <text:p text:style-name="P27"><text:tab/><text:span text:style-name="T31">-Moved warnings, acc_status and email to account</text:span></text:p>
      <text:p text:style-name="P35"><text:span text:style-name="T17"><text:tab/></text:span><text:span text:style-name="T12">-Add</text:span><text:span text:style-name="T21">ed</text:span><text:span text:style-name="T12"> </text:span><text:span text:style-name="T24">quantity</text:span><text:span text:style-name="T22">_</text:span><text:span text:style-name="T12">sold </text:span><text:span text:style-name="T23">in</text:span><text:span text:style-name="T12"> product</text:span></text:p>
      <text:p text:style-name="P35"><text:span text:style-name="T15"><text:tab/></text:span><text:span text:style-name="T20">-Add</text:span><text:span text:style-name="T17">ed</text:span><text:span text:style-name="T20"> </text:span><text:span text:style-name="T17">is_permaban</text:span><text:span text:style-name="T20"> </text:span><text:span text:style-name="T23">in</text:span><text:span text:style-name="T20"> avoid_list</text:span></text:p>
      <text:p text:style-name="P32"><text:span text:style-name="T14"><text:tab/></text:span><text:span text:style-name="T15">-</text:span><text:span text:style-name="T16">Removed</text:span><text:span text:style-name="T15"> acc_type in personal acc</text:span></text:p>
      <text:p text:style-name="P28"><text:tab/>-Set default for complainant_id in complaint to 0 for system issued complaints.</text:p>
      <text:p text:style-name="P23"/>
      <text:p text:style-name="P38"><text:span text:style-name="T26">2021/05/01</text:span><text:span text:style-name="T9">:</text:span></text:p>
      <text:p text:style-name="P43"><text:span text:style-name="T9"><text:tab/></text:span><text:span text:style-name="T8">-Renamed certain product subclass column names for consistency</text:span></text:p>
      <text:p text:style-name="P39"><text:span text:style-name="T9"><text:tab/></text:span><text:span text:style-name="T8">-Moved password from all account subclasses to the account table</text:span></text:p>
      <text:p text:style-name="P37"><text:span text:style-name="T18"><text:tab/>-</text:span><text:span text:style-name="T17">Add</text:span><text:span text:style-name="T26">ed</text:span><text:span text:style-name="T17"> tables for c</text:span><text:span text:style-name="T19">lerks</text:span><text:span text:style-name="T25">,</text:span><text:span text:style-name="T19"> managers/superusers</text:span><text:span text:style-name="T25">, and supplier companies</text:span></text:p>
      <text:p text:style-name="P40"><text:span text:style-name="T27"><text:tab/>-Add</text:span><text:span text:style-name="T28">ed the rest of the</text:span><text:span text:style-name="T27"> product types</text:span></text:p>
      <text:p text:style-name="P30"><text:tab/>-Add<text:span text:style-name="T35">ed</text:span> supplied<text:span text:style-name="T33">_</text:span>by in product</text:p>
      <text:p text:style-name="P30"/>
      <text:p text:style-name="P31">2021/05/03:</text:p>
      <text:p text:style-name="P35"><text:span text:style-name="T17"><text:tab/></text:span><text:span text:style-name="T29">-Removed price in ram</text:span></text:p>
      <text:p text:style-name="P25"><text:tab/></text:p>
      <text:p text:style-name="P66">2021/05/12:</text:p>
      <text:p text:style-name="P66"><text:tab/>-Added counterclaim column to complaint</text:p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0"><text:soft-page-break/>Account Related Tables:</text:p>
      <text:p text:style-name="P6"/>
      <text:p text:style-name="P16">account:</text:p>
      <text:p text:style-name="P6"/>
      <text:p text:style-name="P50">CREATE TABLE account (</text:p>
      <text:p text:style-name="P55">account_id INTEGER PRIMARY KEY ON CONFLICT ROLLBACK AUTOINCREMENT,</text:p>
      <text:p text:style-name="P55">email STRING NOT NULL</text:p>
      <text:p text:style-name="P55">DEFAULT email</text:p>
      <text:p text:style-name="P55">UNIQUE,</text:p>
      <text:p text:style-name="P55">acc_status INTEGER DEFAULT (0) </text:p>
      <text:p text:style-name="P55">NOT NULL,</text:p>
      <text:p text:style-name="P55">warnings INTEGER NOT NULL</text:p>
      <text:p text:style-name="P55">DEFAULT (0),</text:p>
      <text:p text:style-name="P55">password STRING (50) NOT NULL</text:p>
      <text:p text:style-name="P55">);</text:p>
      <text:p text:style-name="P55"/>
      <text:p text:style-name="P64">acc_status: 0 = good standing, 1 = last chance, 2 = permanently banned</text:p>
      <text:p text:style-name="P1"/>
      <text:p text:style-name="P15">personal acc: </text:p>
      <text:p text:style-name="P1"/>
      <text:p text:style-name="P51">CREATE TABLE personal_acc (</text:p>
      <text:p text:style-name="P55">account_id INT REFERENCES account (account_id) ON DELETE CASCADE</text:p>
      <text:p text:style-name="P55">ON UPDATE RESTRICT</text:p>
      <text:p text:style-name="P55">MATCH [FULL]</text:p>
      <text:p text:style-name="P55">PRIMARY KEY,</text:p>
      <text:p text:style-name="P55">first_name STRING (255) NOT NULL,</text:p>
      <text:p text:style-name="P55">last_name STRING (255) NOT NULL,</text:p>
      <text:p text:style-name="P55">address STRING (255) NOT NULL,</text:p>
      <text:p text:style-name="P55">balance DOUBLE DEFAULT (0.0) </text:p>
      <text:p text:style-name="P55">NOT NULL,</text:p>
      <text:p text:style-name="P55">credit_card STRING (16) DEFAULT none</text:p>
      <text:p text:style-name="P55">NOT NULL</text:p>
      <text:p text:style-name="P55">);</text:p>
      <text:p text:style-name="P1"/>
      <text:p text:style-name="P19">clerk_acc:</text:p>
      <text:p text:style-name="P29"/>
      <text:p text:style-name="P49">CREATE TABLE clerk_acc (</text:p>
      <text:p text:style-name="P55">account_id INTEGER PRIMARY KEY</text:p>
      <text:p text:style-name="P55">REFERENCES account (account_id) ON DELETE CASCADE</text:p>
      <text:p text:style-name="P55">ON UPDATE RESTRICT,</text:p>
      <text:p text:style-name="P55">first_name STRING (255) NOT NULL,</text:p>
      <text:p text:style-name="P55">last_name STRING (255) NOT NULL</text:p>
      <text:p text:style-name="P55">);</text:p>
      <text:p text:style-name="P55"/>
      <text:p text:style-name="P19"><text:soft-page-break/>manager_acc:</text:p>
      <text:p text:style-name="P19"/>
      <text:p text:style-name="P44">CREATE TABLE manager_acc (</text:p>
      <text:p text:style-name="P55">account_id INTEGER PRIMARY KEY</text:p>
      <text:p text:style-name="P55">REFERENCES account (account_id) ON DELETE CASCADE</text:p>
      <text:p text:style-name="P55">ON UPDATE RESTRICT,</text:p>
      <text:p text:style-name="P55">first_name STRING (255) NOT NULL,</text:p>
      <text:p text:style-name="P55">last_name STRING (255) NOT NULL</text:p>
      <text:p text:style-name="P55">);</text:p>
      <text:p text:style-name="P55"/>
      <text:p text:style-name="P15">delivery<text:span text:style-name="T34">_</text:span>acc: </text:p>
      <text:p text:style-name="P1"/>
      <text:p text:style-name="P51">CREATE TABLE delivery_acc (</text:p>
      <text:p text:style-name="P55">account_id PRIMARY KEY</text:p>
      <text:p text:style-name="P55">REFERENCES account (account_id) ON DELETE CASCADE</text:p>
      <text:p text:style-name="P55">ON UPDATE RESTRICT</text:p>
      <text:p text:style-name="P55">MATCH [FULL],</text:p>
      <text:p text:style-name="P55">company_name STRING (255) UNIQUE</text:p>
      <text:p text:style-name="P55">NOT NULL</text:p>
      <text:p text:style-name="P55">);</text:p>
      <text:p text:style-name="P1"/>
      <text:p text:style-name="P19">supplier_acc:</text:p>
      <text:p text:style-name="P19"/>
      <text:p text:style-name="P49">CREATE TABLE supplier_acc (</text:p>
      <text:p text:style-name="P55">account_id INTEGER PRIMARY KEY</text:p>
      <text:p text:style-name="P55">REFERENCES account (account_id) ON DELETE CASCADE</text:p>
      <text:p text:style-name="P55">ON UPDATE RESTRICT,</text:p>
      <text:p text:style-name="P55">company_name STRING (255) NOT NULL</text:p>
      <text:p text:style-name="P55">);</text:p>
      <text:p text:style-name="P1"/>
      <text:p text:style-name="P13">avoid_list: </text:p>
      <text:p text:style-name="P4"/>
      <text:p text:style-name="P48">CREATE TABLE avoid_list (</text:p>
      <text:p text:style-name="P55">banned_emails STRING (255) PRIMARY KEY,</text:p>
      <text:p text:style-name="P55">is_permaban BOOLEAN NOT NULL</text:p>
      <text:p text:style-name="P55">DEFAULT (0),</text:p>
      <text:p text:style-name="P55">sent_notif BOOLEAN NOT NULL</text:p>
      <text:p text:style-name="P55">DEFAULT (0) </text:p>
      <text:p text:style-name="P55">);</text:p>
      <text:p text:style-name="P1"/>
      <text:p text:style-name="P7"><text:span text:style-name="T2">complaint:</text:span> </text:p>
      <text:p text:style-name="P7"/>
      <text:p text:style-name="P48">CREATE TABLE complaint (</text:p>
      <text:p text:style-name="P55">complaint_no INTEGER PRIMARY KEY AUTOINCREMENT,</text:p>
      <text:p text:style-name="P55"><text:soft-page-break/>complainant_id INTEGER NOT NULL</text:p>
      <text:p text:style-name="P55">DEFAULT (0),</text:p>
      <text:p text:style-name="P55">offender_id INTEGER NOT NULL,</text:p>
      <text:p text:style-name="P55">filed_on DATETIME NOT NULL,</text:p>
      <text:p text:style-name="P55">claim STRING (255) NOT NULL</text:p>
      <text:p text:style-name="P55">);</text:p>
      <text:p text:style-name="P7"/>
      <text:p text:style-name="P7"><text:span text:style-name="T2">warning:</text:span> </text:p>
      <text:p text:style-name="P7"/>
      <text:p text:style-name="P44">CREATE TABLE warning (</text:p>
      <text:p text:style-name="P55">warning_no INTEGER PRIMARY KEY AUTOINCREMENT,</text:p>
      <text:p text:style-name="P55">offender_id INTEGER NOT NULL,</text:p>
      <text:p text:style-name="P55">passed_on DATETIME NOT NULL,</text:p>
      <text:p text:style-name="P55">reason STRING (255) NOT NULL</text:p>
      <text:p text:style-name="P55">);</text:p>
      <text:p text:style-name="P1"/>
      <text:p text:style-name="P10">Product Related Tables:</text:p>
      <text:p text:style-name="P1"/>
      <text:p text:style-name="P2"><text:span text:style-name="T3">product</text:span><text:span text:style-name="T2">:</text:span></text:p>
      <text:p text:style-name="P2"/>
      <text:p text:style-name="P52">CREATE TABLE product (</text:p>
      <text:p text:style-name="P55">product_id INTEGER PRIMARY KEY AUTOINCREMENT,</text:p>
      <text:p text:style-name="P55">product_name STRING (255) NOT NULL</text:p>
      <text:p text:style-name="P55">UNIQUE,</text:p>
      <text:p text:style-name="P55">price DOUBLE NOT NULL</text:p>
      <text:p text:style-name="P55">DEFAULT (0.0),</text:p>
      <text:p text:style-name="P55">purpose INTEGER DEFAULT (0) </text:p>
      <text:p text:style-name="P55">NOT NULL,</text:p>
      <text:p text:style-name="P55">architecture INTEGER NOT NULL</text:p>
      <text:p text:style-name="P55">DEFAULT (0),</text:p>
      <text:p text:style-name="P55">dimensions STRING (255) NOT NULL</text:p>
      <text:p text:style-name="P55">DEFAULT [0 x 0 x 0 in.],</text:p>
      <text:p text:style-name="P55">weight DOUBLE DEFAULT (0.0) </text:p>
      <text:p text:style-name="P55">NOT NULL,</text:p>
      <text:p text:style-name="P55">quantity_sold INTEGER DEFAULT (0) </text:p>
      <text:p text:style-name="P55">NOT NULL,</text:p>
      <text:p text:style-name="P55">supplied_by INTEGER REFERENCES supplier_acc (account_id) ON DELETE SET DEFAULT</text:p>
      <text:p text:style-name="P55">ON UPDATE RESTRICT</text:p>
      <text:p text:style-name="P55">DEFAULT (0) </text:p>
      <text:p text:style-name="P55">NOT NULL</text:p>
      <text:p text:style-name="P55">);</text:p>
      <text:p text:style-name="P22">the idea with purpose is to make <text:span text:style-name="T6">purpose</text:span> a number between 1 and 7 read the same way as chmod. </text:p>
      <text:p text:style-name="P22">1 = gaming, 2 = computing, 4 = business.</text:p>
      <text:p text:style-name="P22">3 = gaming + computing, 5 = gaming + business, 6 = computing + business, 7 = all 3.</text:p>
      <text:p text:style-name="P65">architecture: 0 = amd, 1 = intel, 2 = <text:span text:style-name="T37">Apple CPU</text:span></text:p>
      <text:p text:style-name="P42"><text:soft-page-break/><text:span text:style-name="T5">ram:</text:span><text:span text:style-name="T36"> </text:span></text:p>
      <text:p text:style-name="P2"/>
      <text:p text:style-name="P52">CREATE TABLE ram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capacity STRING (10) NOT NULL,</text:p>
      <text:p text:style-name="P55">memory_speed STRING (15) NOT NULL,</text:p>
      <text:p text:style-name="P55">ram_type STRING (15) NOT NULL</text:p>
      <text:p text:style-name="P55">);</text:p>
      <text:p text:style-name="P2"/>
      <text:p text:style-name="P20">pc_case:</text:p>
      <text:p text:style-name="P41"/>
      <text:p text:style-name="P53">CREATE TABLE pc_case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motherboard_support STRING (255) NOT NULL,</text:p>
      <text:p text:style-name="P55">io_ports STRING (255) NOT NULL,</text:p>
      <text:p text:style-name="P55">fan_support STRING (255) NOT NULL,</text:p>
      <text:p text:style-name="P55">hdd_support STRING (255) NOT NULL,</text:p>
      <text:p text:style-name="P55">psu_support STRING (255) NOT NULL</text:p>
      <text:p text:style-name="P55">);</text:p>
      <text:p text:style-name="P41"/>
      <text:p text:style-name="P20">cpu:</text:p>
      <text:p text:style-name="P41"/>
      <text:p text:style-name="P54">CREATE TABLE cpu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cpu_socket STRING (255) NOT NULL,</text:p>
      <text:p text:style-name="P55">speed STRING (20) NOT NULL,</text:p>
      <text:p text:style-name="P55">processor_count INTEGER NOT NULL</text:p>
      <text:p text:style-name="P55">);</text:p>
      <text:p text:style-name="P55"/>
      <text:p text:style-name="P58">gpu:</text:p>
      <text:p text:style-name="P62"/>
      <text:p text:style-name="P62">CREATE TABLE gpu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memory_size STRING (20) NOT NULL,</text:p>
      <text:p text:style-name="P55">memory_speed STRING (20) NOT NULL</text:p>
      <text:p text:style-name="P55">);</text:p>
      <text:p text:style-name="P62"><text:soft-page-break/></text:p>
      <text:p text:style-name="P58">pc_cooler:</text:p>
      <text:p text:style-name="P62"/>
      <text:p text:style-name="P62">CREATE TABLE pc_cooler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cpu_socket STRING (255) NOT NULL,</text:p>
      <text:p text:style-name="P55">heatsink_dimensions STRING (255) NOT NULL,</text:p>
      <text:p text:style-name="P55">fan_dimensions STRING (255) NOT NULL,</text:p>
      <text:p text:style-name="P55">rotation_speed STRING (30) NOT NULL,</text:p>
      <text:p text:style-name="P55">power STRING (20) NOT NULL</text:p>
      <text:p text:style-name="P55">);</text:p>
      <text:p text:style-name="P62"/>
      <text:p text:style-name="P57">motherboard:</text:p>
      <text:p text:style-name="P63"/>
      <text:p text:style-name="P63">CREATE TABLE motherboard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cpu_socket STRING (255) NOT NULL,</text:p>
      <text:p text:style-name="P55">chpiset STRING (30),</text:p>
      <text:p text:style-name="P55">ram_slots INTEGER NOT NULL,</text:p>
      <text:p text:style-name="P55">ram_capacity INTEGER NOT NULL,</text:p>
      <text:p text:style-name="P55">ram_type STRING (15) NOT NULL</text:p>
      <text:p text:style-name="P55">);</text:p>
      <text:p text:style-name="P63"/>
      <text:p text:style-name="P57">storage:</text:p>
      <text:p text:style-name="P63"/>
      <text:p text:style-name="P63">CREATE TABLE storage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type STRING (20) NOT NULL,</text:p>
      <text:p text:style-name="P55">capacity STRING (20) NOT NULL,</text:p>
      <text:p text:style-name="P55">rotation_speed STRING (30) NOT NULL</text:p>
      <text:p text:style-name="P55">);</text:p>
      <text:p text:style-name="P55"/>
      <text:p text:style-name="P57">psu:</text:p>
      <text:p text:style-name="P63"/>
      <text:p text:style-name="P63">CREATE TABLE psu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<text:soft-page-break/>power STRING (20) NOT NULL</text:p>
      <text:p text:style-name="P55">);</text:p>
      <text:p text:style-name="P2"/>
      <text:p text:style-name="P3">rinse and repeat for all parts</text:p>
      <text:p text:style-name="P3"/>
      <text:p text:style-name="P14">system:</text:p>
      <text:p text:style-name="P9"/>
      <text:p text:style-name="P47">CREATE TABLE system (</text:p>
      <text:p text:style-name="P55">product_id INTEGER PRIMARY KEY</text:p>
      <text:p text:style-name="P55">REFERENCES product (product_id) ON DELETE CASCADE</text:p>
      <text:p text:style-name="P55">ON UPDATE RESTRICT,</text:p>
      <text:p text:style-name="P55">cpu STRING (20) NOT NULL,</text:p>
      <text:p text:style-name="P55">ram_size STRING (10) NOT NULL,</text:p>
      <text:p text:style-name="P55">gpu STRING (20) NOT NULL,</text:p>
      <text:p text:style-name="P55">hdd_size STRING (10) NOT NULL,</text:p>
      <text:p text:style-name="P55">operating_system STRING (20) NOT NULL</text:p>
      <text:p text:style-name="P55">);</text:p>
      <text:p text:style-name="P55"/>
      <text:p text:style-name="P21">architecture: 0 = amd, 1 = intel</text:p>
      <text:p text:style-name="P10"/>
      <text:p text:style-name="P10">Purchasing Related Tables:</text:p>
      <text:p text:style-name="P3"/>
      <text:p text:style-name="P9"><text:span text:style-name="T4">user_orders:</text:span><text:span text:style-name="T1"> </text:span></text:p>
      <text:p text:style-name="P3"/>
      <text:p text:style-name="P47">CREATE TABLE user_orders (</text:p>
      <text:p text:style-name="P55">transaction_id INTEGER PRIMARY KEY AUTOINCREMENT,</text:p>
      <text:p text:style-name="P55">account_id INTEGER NOT NULL,</text:p>
      <text:p text:style-name="P55">subtotal DOUBLE NOT NULL</text:p>
      <text:p text:style-name="P55">DEFAULT (0.0),</text:p>
      <text:p text:style-name="P55">purchase_date DATETIME NOT NULL,</text:p>
      <text:p text:style-name="P55">date_shipped DATETIME,</text:p>
      <text:p text:style-name="P55">tracking_no INTEGER,</text:p>
      <text:p text:style-name="P55">order_status INTEGER DEFAULT (0) </text:p>
      <text:p text:style-name="P55">NOT NULL,</text:p>
      <text:p text:style-name="P55">shipper STRING DEFAULT none</text:p>
      <text:p text:style-name="P55">);</text:p>
      <text:p text:style-name="P3"/>
      <text:p text:style-name="P36"><text:span text:style-name="T31">order_status: 0 = bidding , 1 = processing, 2 = shipped, 3 = arrived</text:span></text:p>
      <text:p text:style-name="P3"/>
      <text:p text:style-name="P17">purchased items:</text:p>
      <text:p text:style-name="P5"/>
      <text:p text:style-name="P45">CREATE TABLE purchased_items (</text:p>
      <text:p text:style-name="P55">transaction_id INTEGER REFERENCES [transaction] (transaction_id) ON DELETE CASCADE</text:p>
      <text:p text:style-name="P55">ON UPDATE RESTRICT,</text:p>
      <text:p text:style-name="P55">item_name STRING (255),</text:p>
      <text:p text:style-name="P55"><text:soft-page-break/>amount INTEGER DEFAULT (1) </text:p>
      <text:p text:style-name="P55">NOT NULL,</text:p>
      <text:p text:style-name="P55">item_price DOUBLE NOT NULL</text:p>
      <text:p text:style-name="P55">DEFAULT (0.0),</text:p>
      <text:p text:style-name="P55">vote_score INTEGER,</text:p>
      <text:p text:style-name="P55">PRIMARY KEY (</text:p>
      <text:p text:style-name="P55">transaction_id,</text:p>
      <text:p text:style-name="P55">item_name</text:p>
      <text:p text:style-name="P55">)</text:p>
      <text:p text:style-name="P55">);</text:p>
      <text:p text:style-name="P5"/>
      <text:p text:style-name="P17">bid_offers:</text:p>
      <text:p text:style-name="P5"/>
      <text:p text:style-name="P45">CREATE TABLE bid_offers (</text:p>
      <text:p text:style-name="P55">account_id INTEGER REFERENCES delivery_acc (account_id) ON DELETE CASCADE</text:p>
      <text:p text:style-name="P55">ON UPDATE RESTRICT,</text:p>
      <text:p text:style-name="P55">transaction_id INTEGER REFERENCES [transaction] (transaction_id) ON DELETE CASCADE</text:p>
      <text:p text:style-name="P55">ON UPDATE RESTRICT,</text:p>
      <text:p text:style-name="P55">bid_amount DOUBLE DEFAULT (0.0) </text:p>
      <text:p text:style-name="P55">NOT NULL,</text:p>
      <text:p text:style-name="P55">PRIMARY KEY (</text:p>
      <text:p text:style-name="P55">account_id,</text:p>
      <text:p text:style-name="P55">transaction_id</text:p>
      <text:p text:style-name="P55">)</text:p>
      <text:p text:style-name="P55">);</text:p>
      <text:p text:style-name="P11"/>
      <text:p text:style-name="P56">cart:</text:p>
      <text:p text:style-name="P60"/>
      <text:p text:style-name="P59">CREATE TABLE cart (</text:p>
      <text:p text:style-name="P60">account_id INTEGER REFERENCES account (account_id) ON DELETE CASCADE</text:p>
      <text:p text:style-name="P60">ON UPDATE RESTRICT,</text:p>
      <text:p text:style-name="P60">product_id INTEGER REFERENCES product (product_id) ON DELETE CASCADE</text:p>
      <text:p text:style-name="P60">ON UPDATE RESTRICT,</text:p>
      <text:p text:style-name="P60">amount INTEGER,</text:p>
      <text:p text:style-name="P60">PRIMARY KEY (</text:p>
      <text:p text:style-name="P60">account_id,</text:p>
      <text:p text:style-name="P60">product_id</text:p>
      <text:p text:style-name="P60">)</text:p>
      <text:p text:style-name="P61">);</text:p>
      <text:p text:style-name="P11"/>
      <text:p text:style-name="P10">Forum Related Tables:</text:p>
      <text:p text:style-name="P6"/>
      <text:p text:style-name="P12">taboo phrases: </text:p>
      <text:p text:style-name="P8"/>
      <text:p text:style-name="P46">CREATE TABLE taboo_phrases (</text:p>
      <text:p text:style-name="P55"><text:soft-page-break/>phrase STRING (255) PRIMARY KEY</text:p>
      <text:p text:style-name="P55">);</text:p>
      <text:p text:style-name="P8"/>
      <text:p text:style-name="P12">forum thread: </text:p>
      <text:p text:style-name="P8"/>
      <text:p text:style-name="P46">CREATE TABLE forum_thread (</text:p>
      <text:p text:style-name="P55">thread_no INTEGER PRIMARY KEY AUTOINCREMENT,</text:p>
      <text:p text:style-name="P55">product_name STRING (255) UNIQUE</text:p>
      <text:p text:style-name="P55">REFERENCES product (product_name) ON DELETE CASCADE</text:p>
      <text:p text:style-name="P55">ON UPDATE CASCADE</text:p>
      <text:p text:style-name="P55">);</text:p>
      <text:p text:style-name="P8"/>
      <text:p text:style-name="P12">forum reply: </text:p>
      <text:p text:style-name="P8"/>
      <text:p text:style-name="P46">CREATE TABLE forum_reply (</text:p>
      <text:p text:style-name="P55">post_no INTEGER PRIMARY KEY AUTOINCREMENT,</text:p>
      <text:p text:style-name="P55">thread_no INTEGER REFERENCES forum_thread (thread_no) ON DELETE CASCADE</text:p>
      <text:p text:style-name="P55">ON UPDATE RESTRICT,</text:p>
      <text:p text:style-name="P55">account_id INTEGER REFERENCES account (account_id) ON DELETE SET NULL</text:p>
      <text:p text:style-name="P55">ON UPDATE RESTRICT,</text:p>
      <text:p text:style-name="P55">post STRING (255) NOT NULL</text:p>
      <text:p text:style-name="P55">);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9:43:12.778000000</meta:creation-date>
    <dc:date>2021-05-12T12:20:53.875000000</dc:date>
    <meta:editing-duration>PT7H40M59S</meta:editing-duration>
    <meta:editing-cycles>60</meta:editing-cycles>
    <meta:generator>LibreOffice/5.1.0.3$Windows_x86 LibreOffice_project/5e3e00a007d9b3b6efb6797a8b8e57b51ab1f737</meta:generator>
    <meta:document-statistic meta:table-count="0" meta:image-count="0" meta:object-count="0" meta:page-count="9" meta:paragraph-count="301" meta:word-count="1140" meta:character-count="7677" meta:non-whitespace-character-count="6796"/>
  </office:meta>
</office:document-meta>
</file>